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001000004B000000320CB857AD886E02AA4.png" manifest:media-type="image/png"/>
  <manifest:file-entry manifest:full-path="Pictures/10000001000004B000000320D209B492EA90A318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x="0cm" svg:y="0.148cm" svg:width="17cm" svg:height="11.333cm" draw:z-index="0"><draw:image xlink:href="Pictures/10000001000004B000000320D209B492EA90A318.png" xlink:type="simple" xlink:show="embed" xlink:actuate="onLoad" draw:mime-type="image/png"/></draw:frame><draw:frame draw:style-name="fr1" draw:name="Image2" text:anchor-type="char" svg:x="0cm" svg:y="11.929cm" svg:width="17cm" svg:height="11.333cm" draw:z-index="1"><draw:image xlink:href="Pictures/10000001000004B000000320CB857AD886E02AA4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 Unicode MS" style:font-family-complex="'Arial Unicode MS'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3-10T07:43:43.981323515</meta:creation-date>
    <dc:date>2022-03-10T07:44:42.708764468</dc:date>
    <meta:editing-duration>PT59S</meta:editing-duration>
    <meta:editing-cycles>1</meta:editing-cycles>
    <meta:document-statistic meta:table-count="0" meta:image-count="2" meta:object-count="0" meta:page-count="1" meta:paragraph-count="0" meta:word-count="0" meta:character-count="0" meta:non-whitespace-character-count="0"/>
    <meta:generator>LibreOffice/7.3.0.3$MacOSX_AARCH64 LibreOffice_project/0f246aa12d0eee4a0f7adcefbf7c878fc2238db3</meta:generator>
  </office:meta>
</office:document-meta>
</file>